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Mono PS" svg:font-family="'Nimbus Mono PS'" style:font-pitch="fixed"/>
    <style:font-face style:name="FreeMono" svg:font-family="Free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vertical-align="middle" fo:min-height="1.147cm"/>
    </style:style>
    <style:style style:name="gr2" style:family="graphic" style:parent-style-name="standard">
      <style:graphic-properties draw:fill="none" draw:textarea-horizontal-align="justify" draw:textarea-vertical-align="middle" draw:auto-grow-height="false" fo:min-height="0.379cm" fo:min-width="0.938cm"/>
    </style:style>
    <style:style style:name="gr3" style:family="graphic" style:parent-style-name="standard">
      <style:graphic-properties draw:fill="none" draw:textarea-horizontal-align="justify" draw:textarea-vertical-align="bottom" draw:auto-grow-height="false" fo:min-height="0.639cm" fo:min-width="1.532cm"/>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fill="none" draw:textarea-horizontal-align="justify" draw:textarea-vertical-align="bottom" draw:auto-grow-height="false" fo:min-height="4.222cm" fo:min-width="7.247cm"/>
    </style:style>
    <style:style style:name="gr6" style:family="graphic" style:parent-style-name="standard">
      <style:graphic-properties draw:fill-color="#8e86ae" draw:textarea-horizontal-align="justify" draw:textarea-vertical-align="middle" draw:auto-grow-height="false" fo:min-height="0.47cm" fo:min-width="0.2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fill="none" draw:textarea-horizontal-align="justify" draw:textarea-vertical-align="bottom" draw:auto-grow-height="false" fo:min-height="1.682cm" fo:min-width="5.088cm"/>
    </style:style>
    <style:style style:name="gr9" style:family="graphic" style:parent-style-name="standard">
      <style:graphic-properties draw:stroke="none" svg:stroke-color="#000000" draw:fill="none" draw:fill-color="#ffffff" draw:textarea-horizontal-align="left" draw:textarea-vertical-align="bottom" draw:auto-grow-height="true" draw:auto-grow-width="false" fo:min-height="1.401cm" fo:min-width="0cm"/>
    </style:style>
    <style:style style:name="gr10" style:family="graphic" style:parent-style-name="standard" style:list-style-name="L2">
      <style:graphic-properties draw:textarea-horizontal-align="justify" draw:textarea-vertical-align="bottom" draw:auto-grow-height="false" fo:min-height="2.036cm" fo:min-width="3.818cm"/>
    </style:style>
    <style:style style:name="gr11" style:family="graphic" style:parent-style-name="standard" style:list-style-name="L2">
      <style:graphic-properties draw:fill-color="#8e86ae" draw:textarea-horizontal-align="justify" draw:textarea-vertical-align="bottom" draw:auto-grow-height="false" fo:min-height="1.147cm" fo:min-width="3.818cm"/>
    </style:style>
    <style:style style:name="gr12" style:family="graphic" style:parent-style-name="standard" style:list-style-name="L2">
      <style:graphic-properties draw:fill-color="#729fcf" draw:textarea-horizontal-align="justify" draw:textarea-vertical-align="bottom" draw:auto-grow-height="false" fo:min-height="2.417cm" fo:min-width="3.818cm"/>
    </style:style>
    <style:style style:name="gr13" style:family="graphic" style:parent-style-name="standard" style:list-style-name="L2">
      <style:graphic-properties draw:textarea-horizontal-align="justify" draw:textarea-vertical-align="bottom" draw:auto-grow-height="false" fo:min-height="1.655cm" fo:min-width="3.818cm"/>
    </style:style>
    <style:style style:name="gr14" style:family="graphic" style:parent-style-name="standard" style:list-style-name="L2">
      <style:graphic-properties draw:textarea-horizontal-align="justify" draw:textarea-vertical-align="bottom" draw:auto-grow-height="false" fo:min-height="1.655cm" fo:min-width="3.818cm"/>
    </style:style>
    <style:style style:name="gr15" style:family="graphic" style:parent-style-name="standard" style:list-style-name="L2">
      <style:graphic-properties draw:fill-color="#8e86ae" draw:textarea-horizontal-align="justify" draw:textarea-vertical-align="bottom" draw:auto-grow-height="false" fo:min-height="1.655cm" fo:min-width="3.818cm"/>
    </style:style>
    <style:style style:name="gr16" style:family="graphic" style:parent-style-name="standard" style:list-style-name="L2">
      <style:graphic-properties draw:fill-color="#00a933" draw:textarea-horizontal-align="justify" draw:textarea-vertical-align="bottom" draw:auto-grow-height="false" fo:min-height="1.655cm" fo:min-width="3.818cm"/>
    </style:style>
    <style:style style:name="P1" style:family="paragraph">
      <style:paragraph-properties fo:text-align="center"/>
      <style:text-properties style:font-name="Nimbus Mono PS" fo:font-weight="bold" style:font-weight-asian="bold" style:font-weight-complex="bold"/>
    </style:style>
    <style:style style:name="P2" style:family="paragraph">
      <loext:graphic-properties draw:fill="none" draw:fill-color="#ffffff"/>
      <style:paragraph-properties fo:text-align="center"/>
      <style:text-properties style:font-name="Nimbus Mono PS" fo:font-weight="bold" style:font-weight-asian="bold" style:font-weight-complex="bold"/>
    </style:style>
    <style:style style:name="P3" style:family="paragraph">
      <style:paragraph-properties fo:text-align="center"/>
      <style:text-properties fo:font-size="14pt" fo:font-weight="bold"/>
    </style:style>
    <style:style style:name="P4" style:family="paragraph">
      <loext:graphic-properties draw:fill="none"/>
      <style:paragraph-properties fo:text-align="center"/>
      <style:text-properties fo:font-size="14pt" fo:font-weight="bold"/>
    </style:style>
    <style:style style:name="P5" style:family="paragraph">
      <style:paragraph-properties fo:text-align="center"/>
      <style:text-properties style:font-name="Nimbus Mono PS" fo:font-size="14pt" fo:font-weight="bold"/>
    </style:style>
    <style:style style:name="P6" style:family="paragraph">
      <loext:graphic-properties draw:fill="none"/>
      <style:paragraph-properties fo:text-align="center"/>
      <style:text-properties style:font-name="Nimbus Mono PS" fo:font-size="14pt" fo:font-weight="bold"/>
    </style:style>
    <style:style style:name="P7" style:family="paragraph">
      <loext:graphic-properties draw:fill="none"/>
      <style:paragraph-properties fo:text-align="center"/>
    </style:style>
    <style:style style:name="P8" style:family="paragraph">
      <style:paragraph-properties fo:text-align="start"/>
      <style:text-properties fo:font-size="12pt" style:font-size-asian="12pt" style:font-size-complex="12pt"/>
    </style:style>
    <style:style style:name="P9" style:family="paragraph">
      <loext:graphic-properties draw:fill="none"/>
      <style:paragraph-properties fo:text-align="start"/>
      <style:text-properties fo:font-size="12pt" fo:font-weight="bold" style:font-size-asian="12pt" style:font-weight-asian="bold" style:font-size-complex="12pt" style:font-weight-complex="bold"/>
    </style:style>
    <style:style style:name="P10" style:family="paragraph">
      <style:paragraph-properties fo:text-align="center"/>
    </style:style>
    <style:style style:name="P11" style:family="paragraph">
      <loext:graphic-properties draw:fill-color="#8e86ae"/>
      <style:paragraph-properties fo:text-align="center"/>
      <style:text-properties fo:font-size="12pt" fo:font-weight="bold" style:font-size-asian="12pt" style:font-weight-asian="bold" style:font-size-complex="12pt" style:font-weight-complex="bold"/>
    </style:style>
    <style:style style:name="P12" style:family="paragraph">
      <loext:graphic-properties draw:fill="none" draw:fill-color="#ffffff"/>
    </style:style>
    <style:style style:name="P13" style:family="paragraph">
      <loext:graphic-properties draw:fill="none" draw:fill-color="#ffffff"/>
      <style:text-properties fo:font-size="14pt" fo:font-weight="bold" style:font-size-asian="14pt" style:font-weight-asian="bold" style:font-size-complex="14pt" style:font-weight-complex="bold"/>
    </style:style>
    <style:style style:name="P14" style:family="paragraph">
      <loext:graphic-properties draw:fill="none" draw:fill-color="#ffffff"/>
      <style:text-properties fo:font-size="12pt" fo:font-weight="bold" style:font-size-asian="12pt" style:font-weight-asian="bold" style:font-size-complex="12pt" style:font-weight-complex="bold"/>
    </style:style>
    <style:style style:name="P15" style:family="paragraph">
      <style:text-properties fo:font-size="10pt" fo:font-style="italic" style:font-size-asian="12pt" style:font-style-asian="italic" style:font-size-complex="12pt" style:font-style-complex="italic"/>
    </style:style>
    <style:style style:name="P16" style:family="paragraph">
      <loext:graphic-properties draw:fill="none" draw:fill-color="#ffffff"/>
      <style:text-properties fo:font-size="10pt" fo:font-style="italic" style:font-size-asian="12pt" style:font-style-asian="italic" style:font-size-complex="12pt" style:font-style-complex="italic"/>
    </style:style>
    <style:style style:name="P17" style:family="paragraph">
      <loext:graphic-properties draw:fill="none" draw:fill-color="#ffffff"/>
      <style:paragraph-properties fo:text-align="end"/>
      <style:text-properties fo:font-size="12pt" style:font-size-asian="12pt" style:font-size-complex="12pt"/>
    </style:style>
    <style:style style:name="P18" style:family="paragraph">
      <style:text-properties fo:font-size="12pt" style:font-size-asian="12pt" style:font-size-complex="12pt"/>
    </style:style>
    <style:style style:name="P19" style:family="paragraph">
      <style:paragraph-properties fo:text-align="justify"/>
    </style:style>
    <style:style style:name="P20" style:family="paragraph">
      <loext:graphic-properties draw:fill="none" draw:fill-color="#ffffff"/>
      <style:paragraph-properties fo:text-align="justify"/>
      <style:text-properties fo:font-size="10pt" fo:font-style="italic" style:font-size-asian="10pt" style:font-style-asian="italic" style:font-size-complex="10pt" style:font-style-complex="italic"/>
    </style:style>
    <style:style style:name="P21" style:family="paragraph">
      <style:paragraph-properties fo:text-align="start"/>
      <style:text-properties style:font-name="Nimbus Mono PS" fo:font-size="14pt" fo:font-weight="bold" style:font-size-asian="14pt" style:font-weight-asian="bold" style:font-size-complex="14pt" style:font-weight-complex="bold"/>
    </style:style>
    <style:style style:name="P22" style:family="paragraph">
      <loext:graphic-properties draw:fill="none" draw:fill-color="#ffffff"/>
      <style:paragraph-properties fo:text-align="start"/>
      <style:text-properties style:font-name="Nimbus Mono PS" fo:font-size="14pt" fo:font-weight="bold" style:font-size-asian="14pt" style:font-weight-asian="bold" style:font-size-complex="14pt" style:font-weight-complex="bold"/>
    </style:style>
    <style:style style:name="P23" style:family="paragraph">
      <style:paragraph-properties fo:text-align="start"/>
      <style:text-properties style:font-name="FreeMono" fo:font-size="12pt"/>
    </style:style>
    <style:style style:name="P24" style:family="paragraph">
      <loext:graphic-properties draw:fill="none" draw:fill-color="#ffffff"/>
      <style:text-properties style:font-name="FreeMono" fo:font-size="12pt" fo:font-weight="bold" style:font-size-asian="12pt" style:font-weight-asian="bold" style:font-size-complex="12pt" style:font-weight-complex="bold"/>
    </style:style>
    <style:style style:name="P25" style:family="paragraph">
      <loext:graphic-properties draw:fill-color="#8e86ae"/>
      <style:paragraph-properties fo:text-align="start"/>
      <style:text-properties style:font-name="FreeMono" fo:font-size="12pt"/>
    </style:style>
    <style:style style:name="P26" style:family="paragraph">
      <style:text-properties fo:color="#ffff00"/>
    </style:style>
    <style:style style:name="P27" style:family="paragraph">
      <loext:graphic-properties draw:fill="none" draw:fill-color="#ffffff"/>
      <style:text-properties fo:color="#ffff00" style:font-name="FreeMono" fo:font-size="12pt" fo:font-weight="bold" style:font-size-asian="12pt" style:font-weight-asian="bold" style:font-size-complex="12pt" style:font-weight-complex="bold"/>
    </style:style>
    <style:style style:name="P28" style:family="paragraph">
      <style:paragraph-properties fo:text-align="start"/>
      <style:text-properties fo:color="#55308d" fo:font-size="12pt" fo:font-weight="bold" style:font-weight-asian="bold" style:font-weight-complex="bold"/>
    </style:style>
    <style:style style:name="P29" style:family="paragraph">
      <loext:graphic-properties draw:fill-color="#729fcf"/>
      <style:paragraph-properties fo:text-align="start"/>
      <style:text-properties fo:color="#55308d" fo:font-size="12pt" fo:font-weight="bold" style:font-weight-asian="bold" style:font-weight-complex="bold"/>
    </style:style>
    <style:style style:name="P30" style:family="paragraph">
      <style:paragraph-properties fo:text-align="start"/>
      <style:text-properties style:font-name="FreeMono" fo:font-size="10pt" fo:font-weight="bold" style:font-size-asian="10pt" style:font-weight-asian="bold" style:font-size-complex="10pt" style:font-weight-complex="bold"/>
    </style:style>
    <style:style style:name="P31" style:family="paragraph">
      <loext:graphic-properties draw:fill-color="#00a933"/>
      <style:paragraph-properties fo:text-align="start"/>
      <style:text-properties style:font-name="FreeMono" fo:font-size="10pt"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Nimbus Mono PS"/>
    </style:style>
    <style:style style:name="T4" style:family="text">
      <style:text-properties fo:font-size="12pt" fo:font-weight="bold" style:font-size-asian="12pt" style:font-weight-asian="bold" style:font-size-complex="12pt" style:font-weight-complex="bold"/>
    </style:style>
    <style:style style:name="T5" style:family="text">
      <style:text-properties style:text-position="-33% 58%" fo:font-size="12pt" fo:font-weight="bold" style:font-size-asian="12pt" style:font-weight-asian="bold" style:font-size-complex="12pt"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style:text-position="-33% 58%" fo:font-size="14pt" fo:font-weight="bold" style:font-size-asian="14pt" style:font-weight-asian="bold" style:font-size-complex="14pt" style:font-weight-complex="bold"/>
    </style:style>
    <style:style style:name="T8" style:family="text">
      <style:text-properties fo:font-size="14pt" fo:font-weight="normal" style:font-size-asian="14pt" style:font-weight-asian="normal" style:font-size-complex="14pt" style:font-weight-complex="normal"/>
    </style:style>
    <style:style style:name="T9" style:family="text">
      <style:text-properties fo:font-style="italic" style:font-size-asian="12pt" style:font-style-asian="italic" style:font-size-complex="12pt" style:font-style-complex="italic"/>
    </style:style>
    <style:style style:name="T10" style:family="text">
      <style:text-properties fo:font-size="12pt" style:font-size-asian="12pt" style:font-size-complex="12pt"/>
    </style:style>
    <style:style style:name="T11" style:family="text">
      <style:text-properties fo:font-size="10pt" fo:font-style="italic" fo:font-weight="bold" style:font-size-asian="10pt" style:font-style-asian="italic" style:font-weight-asian="bold" style:font-size-complex="10pt" style:font-style-complex="italic" style:font-weight-complex="bold"/>
    </style:style>
    <style:style style:name="T12" style:family="text">
      <style:text-properties fo:font-size="10pt" fo:font-style="italic" fo:font-weight="normal" style:font-size-asian="10pt" style:font-style-asian="italic" style:font-weight-asian="normal" style:font-size-complex="10pt" style:font-style-complex="italic" style:font-weight-complex="normal"/>
    </style:style>
    <style:style style:name="T13"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4" style:family="text">
      <style:text-properties fo:font-size="10pt" fo:font-style="italic" style:font-size-asian="10pt" style:font-style-asian="italic" style:font-size-complex="10pt" style:font-style-complex="italic"/>
    </style:style>
    <style:style style:name="T15" style:family="text">
      <style:text-properties style:font-name="FreeMono"/>
    </style:style>
    <style:style style:name="T16" style:family="text">
      <style:text-properties style:font-name="FreeMono" fo:font-size="12pt" fo:font-weight="bold" style:font-size-asian="12pt" style:font-weight-asian="bold" style:font-size-complex="12pt" style:font-weight-complex="bold"/>
    </style:style>
    <style:style style:name="T17" style:family="text">
      <style:text-properties fo:color="#ffff00" style:font-name="FreeMono" fo:font-size="12pt" fo:font-weight="bold" style:font-size-asian="12pt" style:font-weight-asian="bold" style:font-size-complex="12pt" style:font-weight-complex="bold"/>
    </style:style>
    <style:style style:name="T18" style:family="text">
      <style:text-properties fo:color="#55308d" fo:font-weight="bold" style:font-weight-asian="bold" style:font-weight-complex="bold"/>
    </style:style>
    <style:style style:name="T19" style:family="text">
      <style:text-properties style:text-line-through-style="solid" style:text-line-through-type="single" style:font-name="FreeMono" fo:font-size="12pt" style:text-underline-style="none" fo:font-weight="bold" style:font-size-asian="12pt" style:font-weight-asian="bold" style:font-size-complex="12pt" style:font-weight-complex="bold"/>
    </style:style>
    <style:style style:name="T20" style:family="text">
      <style:text-properties style:text-line-through-style="solid" style:text-line-through-type="single" style:font-name="FreeMono" fo:font-size="12pt" fo:font-style="normal" style:text-underline-style="none" fo:font-weight="bold" style:font-size-asian="12pt" style:font-style-asian="normal" style:font-weight-asian="bold" style:font-size-complex="12pt" style:font-style-complex="normal" style:font-weight-complex="bold"/>
    </style:style>
    <style:style style:name="T21" style:family="text">
      <style:text-properties style:text-line-through-style="solid" style:text-line-through-type="single" style:font-name="FreeMono" fo:font-size="12pt" fo:font-weight="bold" style:font-size-asian="12pt" style:font-weight-asian="bold" style:font-size-complex="12pt" style:font-weight-complex="bold"/>
    </style:style>
    <style:style style:name="T22" style:family="text">
      <style:text-properties style:font-name="FreeMono"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drawing>
      <draw:page draw:name="page1" draw:style-name="dp1" draw:master-page-name="Default">
        <draw:frame draw:style-name="gr1" draw:text-style-name="P2" draw:layer="layout" svg:width="12.319cm" svg:height="1.397cm" svg:x="1.127cm" svg:y="1.127cm">
          <draw:text-box>
            <text:p text:style-name="P1"><text:span text:style-name="T1">Query:</text:span><text:span text:style-name="T2"> blue !stripe|dot</text:span></text:p>
          </draw:text-box>
        </draw:frame>
        <draw:custom-shape draw:style-name="gr2" draw:text-style-name="P4" draw:layer="layout" svg:width="2.032cm" svg:height="0.889cm" svg:x="5.953cm" svg:y="2.524cm">
          <text:p text:style-name="P3">AND</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6" draw:layer="layout" svg:width="2.032cm" svg:height="0.889cm" svg:x="4.302cm" svg:y="4.302cm">
          <text:p text:style-name="P5"><text:span text:style-name="T3">blue</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2.032cm" svg:height="0.889cm" svg:x="7.35cm" svg:y="4.302cm">
          <text:p text:style-name="P3">OR</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4" draw:layer="layout" svg:width="2.032cm" svg:height="0.889cm" svg:x="5.826cm" svg:y="6.334cm">
          <text:p text:style-name="P3">NOT</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6" draw:layer="layout" svg:width="2.032cm" svg:height="0.889cm" svg:x="9.001cm" svg:y="6.334cm">
          <text:p text:style-name="P5"><text:span text:style-name="T3">dot</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2.032cm" svg:height="0.889cm" svg:x="5.826cm" svg:y="7.985cm">
          <text:p text:style-name="P5"><text:span text:style-name="T3">stripe</text:span></text:p>
          <draw:enhanced-geometry svg:viewBox="0 0 21600 21600" draw:mirror-horizontal="false" draw:mirror-vertical="false" draw:type="rectangle" draw:enhanced-path="M 0 0 L 21600 0 21600 21600 0 21600 0 0 Z N"/>
        </draw:custom-shape>
        <draw:line draw:style-name="gr4" draw:text-style-name="P7" draw:layer="layout" svg:x1="6.969cm" svg:y1="3.413cm" svg:x2="8.493cm" svg:y2="4.429cm">
          <text:p/>
        </draw:line>
        <draw:line draw:style-name="gr4" draw:text-style-name="P7" draw:layer="layout" svg:x1="6.969cm" svg:y1="3.413cm" svg:x2="5.318cm" svg:y2="4.302cm">
          <text:p/>
        </draw:line>
        <draw:line draw:style-name="gr4" draw:text-style-name="P7" draw:layer="layout" svg:x1="8.366cm" svg:y1="5.191cm" svg:x2="6.842cm" svg:y2="6.334cm">
          <text:p/>
        </draw:line>
        <draw:line draw:style-name="gr4" draw:text-style-name="P7" draw:layer="layout" svg:x1="6.842cm" svg:y1="7.223cm" svg:x2="6.842cm" svg:y2="8.112cm">
          <text:p/>
        </draw:line>
        <draw:line draw:style-name="gr4" draw:text-style-name="P7" draw:layer="layout" svg:x1="8.366cm" svg:y1="5.191cm" svg:x2="10.144cm" svg:y2="6.334cm">
          <text:p/>
        </draw:line>
        <draw:frame draw:style-name="gr1" draw:text-style-name="P2" draw:layer="layout" svg:width="12.319cm" svg:height="1.397cm" svg:x="1.127cm" svg:y="9.255cm">
          <draw:text-box>
            <text:p text:style-name="P1"><text:span text:style-name="T1">Query:</text:span><text:span text:style-name="T2"> [blue !stripe]|dot</text:span></text:p>
          </draw:text-box>
        </draw:frame>
        <draw:custom-shape draw:style-name="gr2" draw:text-style-name="P4" draw:layer="layout" svg:width="2.032cm" svg:height="0.889cm" svg:x="5.826cm" svg:y="10.398cm">
          <text:p text:style-name="P3">OR</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6" draw:layer="layout" svg:width="2.032cm" svg:height="0.889cm" svg:x="4.175cm" svg:y="12.176cm">
          <text:p text:style-name="P5"><text:span text:style-name="T3">d</text:span><text:span text:style-name="T3">o</text:span><text:span text:style-name="T3">t</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2.032cm" svg:height="0.889cm" svg:x="7.223cm" svg:y="12.176cm">
          <text:p text:style-name="P3">AND</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4" draw:layer="layout" svg:width="2.032cm" svg:height="0.889cm" svg:x="5.699cm" svg:y="14.208cm">
          <text:p text:style-name="P3">NOT</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6" draw:layer="layout" svg:width="2.032cm" svg:height="0.889cm" svg:x="8.874cm" svg:y="14.208cm">
          <text:p text:style-name="P5"><text:span text:style-name="T3">Blue</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2.032cm" svg:height="0.889cm" svg:x="5.699cm" svg:y="15.859cm">
          <text:p text:style-name="P5"><text:span text:style-name="T3">stripe</text:span></text:p>
          <draw:enhanced-geometry svg:viewBox="0 0 21600 21600" draw:mirror-horizontal="false" draw:mirror-vertical="false" draw:type="rectangle" draw:enhanced-path="M 0 0 L 21600 0 21600 21600 0 21600 0 0 Z N"/>
        </draw:custom-shape>
        <draw:line draw:style-name="gr4" draw:text-style-name="P7" draw:layer="layout" svg:x1="6.842cm" svg:y1="11.287cm" svg:x2="8.366cm" svg:y2="12.303cm">
          <text:p/>
        </draw:line>
        <draw:line draw:style-name="gr4" draw:text-style-name="P7" draw:layer="layout" svg:x1="6.842cm" svg:y1="11.287cm" svg:x2="5.191cm" svg:y2="12.176cm">
          <text:p/>
        </draw:line>
        <draw:line draw:style-name="gr4" draw:text-style-name="P7" draw:layer="layout" svg:x1="8.239cm" svg:y1="13.065cm" svg:x2="6.715cm" svg:y2="14.208cm">
          <text:p/>
        </draw:line>
        <draw:line draw:style-name="gr4" draw:text-style-name="P7" draw:layer="layout" svg:x1="6.715cm" svg:y1="15.097cm" svg:x2="6.715cm" svg:y2="15.986cm">
          <text:p/>
        </draw:line>
        <draw:line draw:style-name="gr4" draw:text-style-name="P7" draw:layer="layout" svg:x1="8.239cm" svg:y1="13.065cm" svg:x2="10.017cm" svg:y2="14.208cm">
          <text:p/>
        </draw:line>
      </draw:page>
      <draw:page draw:name="page2" draw:style-name="dp1" draw:master-page-name="Default">
        <draw:custom-shape draw:style-name="gr5" draw:text-style-name="P9" draw:layer="layout" svg:width="7.747cm" svg:height="4.472cm" svg:x="1.254cm" svg:y="1.227cm">
          <text:p text:style-name="P8"><text:span text:style-name="T4">Master </text:span><text:span text:style-name="T4">Docset</text:span></text:p>
          <draw:enhanced-geometry svg:viewBox="0 0 21600 21600" draw:type="rectangle" draw:enhanced-path="M 0 0 L 21600 0 21600 21600 0 21600 0 0 Z N"/>
        </draw:custom-shape>
        <draw:custom-shape draw:style-name="gr6" draw:text-style-name="P11" xml:id="id1" draw:id="id1" draw:layer="layout" svg:width="1.016cm" svg:height="1.016cm" svg:x="1.381cm" svg:y="1.381cm">
          <text:p text:style-name="P10"><text:span text:style-name="T4">d</text:span><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1" xml:id="id4" draw:id="id4" draw:layer="layout" svg:width="1.016cm" svg:height="1.016cm" svg:x="2.651cm" svg:y="1.381cm">
          <text:p text:style-name="P10"><text:span text:style-name="T4">d</text:span><text:span text:style-name="T5">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1" xml:id="id7" draw:id="id7" draw:layer="layout" svg:width="1.016cm" svg:height="1.016cm" svg:x="3.921cm" svg:y="1.381cm">
          <text:p text:style-name="P10"><text:span text:style-name="T4">d</text:span><text:span text:style-name="T5">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1" xml:id="id3" draw:id="id3" draw:layer="layout" svg:width="1.016cm" svg:height="1.016cm" svg:x="5.191cm" svg:y="1.381cm">
          <text:p text:style-name="P10"><text:span text:style-name="T4">d</text:span><text:span text:style-name="T5">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11" xml:id="id6" draw:id="id6" draw:layer="layout" svg:width="1.016cm" svg:height="1.016cm" svg:x="7.731cm" svg:y="1.381cm">
          <text:p text:style-name="P10"><text:span text:style-name="T4">d</text:span><text:span text:style-name="T5">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2" draw:layer="layout" svg:width="1.035cm" svg:height="0.962cm" svg:x="6.461cm" svg:y="1.381cm">
          <draw:text-box>
            <text:p>...</text:p>
          </draw:text-box>
        </draw:frame>
        <draw:frame draw:style-name="gr7" draw:text-style-name="P13" xml:id="id2" draw:id="id2" draw:layer="layout" svg:width="3.343cm" svg:height="0.924cm" svg:x="10.036cm" svg:y="2.462cm">
          <draw:text-box>
            <text:p><text:span text:style-name="T6">dsM</text:span><text:span text:style-name="T7">1</text:span><text:span text:style-name="T6">: </text:span><text:span text:style-name="T8">[</text:span><text:span text:style-name="T6"> </text:span><text:span text:style-name="T8">1, 6 ]</text:span></text:p>
          </draw:text-box>
        </draw:frame>
        <draw:frame draw:style-name="gr7" draw:text-style-name="P13" xml:id="id5" draw:id="id5" draw:layer="layout" svg:width="3.343cm" svg:height="0.924cm" svg:x="10.036cm" svg:y="3.178cm">
          <draw:text-box>
            <text:p><text:span text:style-name="T6">dsM</text:span><text:span text:style-name="T7">2</text:span><text:span text:style-name="T6">: </text:span><text:span text:style-name="T8">[</text:span><text:span text:style-name="T6"> </text:span><text:span text:style-name="T8">3, 8 ]</text:span></text:p>
          </draw:text-box>
        </draw:frame>
        <draw:frame draw:style-name="gr7" draw:text-style-name="P13" xml:id="id8" draw:id="id8" draw:layer="layout" svg:width="2.788cm" svg:height="0.924cm" svg:x="10.036cm" svg:y="3.902cm">
          <draw:text-box>
            <text:p><text:span text:style-name="T6">dsM</text:span><text:span text:style-name="T7">3</text:span><text:span text:style-name="T6">: </text:span><text:span text:style-name="T8">[ </text:span><text:span text:style-name="T8">5 ]</text:span></text:p>
          </draw:text-box>
        </draw:frame>
        <draw:frame draw:style-name="gr7" draw:text-style-name="P14" draw:layer="layout" svg:width="3.33cm" svg:height="0.725cm" svg:x="9.112cm" svg:y="5.064cm">
          <draw:text-box>
            <text:p><text:span text:style-name="T4">Node Docsets</text:span></text:p>
          </draw:text-box>
        </draw:frame>
        <draw:connector draw:style-name="gr4" draw:text-style-name="P7" draw:layer="layout" svg:x1="1.889cm" svg:y1="2.397cm" svg:x2="10.036cm" svg:y2="2.924cm" draw:start-shape="id1" draw:start-glue-point="8" draw:end-shape="id2" draw:end-glue-point="3" svg:d="M1889 2397v527h8147" svg:viewBox="0 0 8148 528">
          <text:p/>
        </draw:connector>
        <draw:connector draw:style-name="gr4" draw:text-style-name="P7" draw:layer="layout" svg:x1="5.699cm" svg:y1="2.397cm" svg:x2="10.036cm" svg:y2="2.924cm" draw:start-shape="id3" draw:start-glue-point="8" draw:end-shape="id2" draw:end-glue-point="3" svg:d="M5699 2397v527h4337" svg:viewBox="0 0 4338 528">
          <text:p/>
        </draw:connector>
        <draw:connector draw:style-name="gr4" draw:text-style-name="P7" draw:layer="layout" svg:x1="3.159cm" svg:y1="2.397cm" svg:x2="10.036cm" svg:y2="3.64cm" draw:start-shape="id4" draw:start-glue-point="8" draw:end-shape="id5" draw:end-glue-point="3" svg:d="M3159 2397v1243h6877" svg:viewBox="0 0 6878 1244">
          <text:p/>
        </draw:connector>
        <draw:connector draw:style-name="gr4" draw:text-style-name="P7" draw:layer="layout" svg:x1="8.239cm" svg:y1="2.397cm" svg:x2="10.036cm" svg:y2="3.64cm" draw:start-shape="id6" draw:start-glue-point="8" draw:end-shape="id5" draw:end-glue-point="3" svg:d="M8239 2397v1243h1797" svg:viewBox="0 0 1798 1244">
          <text:p/>
        </draw:connector>
        <draw:connector draw:style-name="gr4" draw:text-style-name="P7" draw:layer="layout" svg:x1="4.429cm" svg:y1="2.397cm" svg:x2="10.036cm" svg:y2="4.364cm" draw:start-shape="id7" draw:start-glue-point="8" draw:end-shape="id8" draw:end-glue-point="3" svg:d="M4429 2397v1967h5607" svg:viewBox="0 0 5608 1968">
          <text:p/>
        </draw:connector>
        <draw:frame draw:style-name="gr7" draw:text-style-name="P16" draw:layer="layout" svg:width="2.297cm" svg:height="0.645cm" svg:x="5.853cm" svg:y="3.711cm">
          <draw:text-box>
            <text:p text:style-name="P15"><text:span text:style-name="T9">assigned to</text:span></text:p>
          </draw:text-box>
        </draw:frame>
        <draw:custom-shape draw:style-name="gr8" draw:text-style-name="P9" draw:layer="layout" svg:width="5.588cm" svg:height="1.932cm" svg:x="14.081cm" svg:y="1.227cm">
          <text:p text:style-name="P8"><text:span text:style-name="T4">indexM</text:span><text:span text:style-name="T5">1</text:span></text:p>
          <draw:enhanced-geometry svg:viewBox="0 0 21600 21600" draw:type="rectangle" draw:enhanced-path="M 0 0 L 21600 0 21600 21600 0 21600 0 0 Z N"/>
        </draw:custom-shape>
        <draw:frame draw:style-name="gr7" draw:text-style-name="P17" draw:layer="layout" svg:width="5.176cm" svg:height="1.199cm" svg:x="14.085cm" svg:y="1.198cm">
          <draw:text-box>
            <text:p text:style-name="P8"><text:span text:style-name="T10">the: [ 1, 6 ]</text:span><text:span text:style-name="T10"><text:tab/></text:span><text:span text:style-name="T10">dog: [ 1, 6 ]</text:span></text:p>
            <text:p text:style-name="P8"><text:span text:style-name="T10">blue: [ 1 ]</text:span><text:span text:style-name="T10"><text:tab/></text:span><text:span text:style-name="T10">red: [ 6 ]</text:span></text:p>
          </draw:text-box>
        </draw:frame>
        <draw:frame draw:style-name="gr7" draw:text-style-name="P14" draw:layer="layout" svg:width="3.601cm" svg:height="1.907cm" svg:x="1.254cm" svg:y="5.931cm">
          <draw:text-box>
            <text:p text:style-name="P18"><text:span text:style-name="T4">Documents:</text:span></text:p>
            <text:p text:style-name="P18"><text:span text:style-name="T11">1</text:span><text:span text:style-name="T12">. </text:span><text:span text:style-name="T13">the blue dog</text:span></text:p>
            <text:p text:style-name="P18"><text:span text:style-name="T11">5.</text:span><text:span text:style-name="T13"> the mice are men</text:span></text:p>
            <text:p text:style-name="P18"><text:span text:style-name="T11">6</text:span><text:span text:style-name="T12">. </text:span><text:span text:style-name="T13">the red dog</text:span></text:p>
          </draw:text-box>
        </draw:frame>
        <draw:line draw:style-name="gr4" draw:text-style-name="P7" draw:layer="layout" svg:x1="13.192cm" svg:y1="2.905cm" svg:x2="14.081cm" svg:y2="2.905cm">
          <text:p/>
        </draw:line>
        <draw:custom-shape draw:style-name="gr8" draw:text-style-name="P9" draw:layer="layout" svg:width="5.588cm" svg:height="1.932cm" svg:x="14.081cm" svg:y="4.021cm">
          <text:p text:style-name="P8"><text:span text:style-name="T4">indexM</text:span><text:span text:style-name="T5">3</text:span></text:p>
          <draw:enhanced-geometry svg:viewBox="0 0 21600 21600" draw:type="rectangle" draw:enhanced-path="M 0 0 L 21600 0 21600 21600 0 21600 0 0 Z N"/>
        </draw:custom-shape>
        <draw:frame draw:style-name="gr7" draw:text-style-name="P17" draw:layer="layout" svg:width="4.816cm" svg:height="1.199cm" svg:x="14.039cm" svg:y="4.048cm">
          <draw:text-box>
            <text:p text:style-name="P8"><text:span text:style-name="T10">the: [ 5 ]</text:span><text:span text:style-name="T10"><text:tab/></text:span><text:span text:style-name="T10">are: [ 5 ]</text:span></text:p>
            <text:p text:style-name="P8"><text:span text:style-name="T10">mice: [ 5 ]</text:span><text:span text:style-name="T10"><text:tab/></text:span><text:span text:style-name="T10">men: [ 5 ]</text:span></text:p>
          </draw:text-box>
        </draw:frame>
        <draw:line draw:style-name="gr4" draw:text-style-name="P7" draw:layer="layout" svg:x1="13.065cm" svg:y1="4.302cm" svg:x2="14.081cm" svg:y2="4.302cm">
          <text:p/>
        </draw:line>
        <draw:frame draw:style-name="gr9" draw:text-style-name="P20" draw:layer="layout" svg:width="13.081cm" svg:height="1.651cm" svg:x="6.715cm" svg:y="6.207cm">
          <draw:text-box>
            <text:p text:style-name="P19"><text:span text:style-name="T14">The documents are partitioned using a round-robin scheme into lists that will be sent to each master node. These subsets of the master docset are then used for generating Boolean Retrieval indices, which are then sent to the masters.</text:span></text:p>
          </draw:text-box>
        </draw:frame>
      </draw:page>
      <draw:page draw:name="page3" draw:style-name="dp1" draw:master-page-name="Default">
        <draw:frame draw:style-name="gr1" draw:text-style-name="P22" draw:layer="layout" svg:width="12.319cm" svg:height="1.397cm" svg:x="1.128cm" svg:y="1.128cm">
          <draw:text-box>
            <text:p text:style-name="P21"><text:span text:style-name="T6">Query:</text:span><text:span text:style-name="T8"> !</text:span><text:span text:style-name="T8">dark|[orange </text:span><text:span text:style-name="T8">ball]</text:span></text:p>
          </draw:text-box>
        </draw:frame>
        <draw:custom-shape draw:style-name="gr2" draw:text-style-name="P4" draw:layer="layout" svg:width="2.032cm" svg:height="0.889cm" svg:x="3.654cm" svg:y="2.325cm">
          <text:p text:style-name="P3">OR</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6" draw:layer="layout" svg:width="2.032cm" svg:height="0.889cm" svg:x="2.002cm" svg:y="6.134cm">
          <text:p text:style-name="P5"><text:span text:style-name="T3">dark</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2.032cm" svg:height="0.889cm" svg:x="5.451cm" svg:y="4.103cm">
          <text:p text:style-name="P3">AND</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4" draw:layer="layout" svg:width="2.032cm" svg:height="0.889cm" svg:x="2.002cm" svg:y="4.102cm">
          <text:p text:style-name="P3">NOT</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3" draw:text-style-name="P6" draw:layer="layout" svg:width="2.032cm" svg:height="0.889cm" svg:x="6.602cm" svg:y="6.135cm">
          <text:p text:style-name="P5"><text:span text:style-name="T3">ball</text:span></text:p>
          <draw:enhanced-geometry svg:viewBox="0 0 21600 21600" draw:mirror-horizontal="false" draw:mirror-vertical="false" draw:type="rectangle" draw:enhanced-path="M 0 0 L 21600 0 21600 21600 0 21600 0 0 Z N"/>
        </draw:custom-shape>
        <draw:custom-shape draw:style-name="gr3" draw:text-style-name="P6" draw:layer="layout" svg:width="2.032cm" svg:height="0.889cm" svg:x="4.261cm" svg:y="6.134cm">
          <text:p text:style-name="P5"><text:span text:style-name="T3">orange</text:span></text:p>
          <draw:enhanced-geometry svg:viewBox="0 0 21600 21600" draw:mirror-horizontal="false" draw:mirror-vertical="false" draw:type="rectangle" draw:enhanced-path="M 0 0 L 21600 0 21600 21600 0 21600 0 0 Z N"/>
        </draw:custom-shape>
        <draw:line draw:style-name="gr4" draw:text-style-name="P7" draw:layer="layout" svg:x1="4.67cm" svg:y1="3.214cm" svg:x2="6.574cm" svg:y2="4.102cm">
          <text:p/>
        </draw:line>
        <draw:line draw:style-name="gr4" draw:text-style-name="P7" draw:layer="layout" svg:x1="4.67cm" svg:y1="3.214cm" svg:x2="3.019cm" svg:y2="4.103cm">
          <text:p/>
        </draw:line>
        <draw:line draw:style-name="gr4" draw:text-style-name="P7" draw:layer="layout" svg:x1="6.32cm" svg:y1="4.991cm" svg:x2="5.05cm" svg:y2="6.134cm">
          <text:p/>
        </draw:line>
        <draw:line draw:style-name="gr4" draw:text-style-name="P7" draw:layer="layout" svg:x1="6.447cm" svg:y1="4.991cm" svg:x2="7.844cm" svg:y2="6.134cm">
          <text:p/>
        </draw:line>
        <draw:line draw:style-name="gr4" draw:text-style-name="P7" draw:layer="layout" svg:x1="3.018cm" svg:y1="4.991cm" svg:x2="3.018cm" svg:y2="6.134cm">
          <text:p/>
        </draw:line>
        <draw:custom-shape draw:style-name="gr10" draw:text-style-name="P23" draw:layer="layout" svg:width="4.318cm" svg:height="2.286cm" svg:x="10.417cm" svg:y="1.508cm">
          <text:p text:style-name="P23"><text:span text:style-name="T15">dark</text:span></text:p>
          <draw:enhanced-geometry svg:viewBox="0 0 21600 21600" draw:type="rectangle" draw:enhanced-path="M 0 0 L 21600 0 21600 21600 0 21600 0 0 Z N"/>
        </draw:custom-shape>
        <draw:frame draw:style-name="gr7" draw:text-style-name="P24" draw:layer="layout" svg:width="4.312cm" svg:height="1.523cm" svg:x="10.423cm" svg:y="1.509cm">
          <draw:text-box>
            <text:p><text:span text:style-name="T16">110 111 112 113</text:span></text:p>
            <text:p><text:span text:style-name="T16">119 120 121 124</text:span></text:p>
            <text:p><text:span text:style-name="T16">125 141 142</text:span></text:p>
          </draw:text-box>
        </draw:frame>
        <draw:custom-shape draw:style-name="gr11" draw:text-style-name="P25" draw:layer="layout" svg:width="4.318cm" svg:height="1.397cm" svg:x="10.417cm" svg:y="5.002cm">
          <text:p text:style-name="P23"><text:span text:style-name="T15">!</text:span><text:span text:style-name="T15">da</text:span><text:span text:style-name="T15">rk</text:span></text:p>
          <draw:enhanced-geometry svg:viewBox="0 0 21600 21600" draw:type="rectangle" draw:enhanced-path="M 0 0 L 21600 0 21600 21600 0 21600 0 0 Z N"/>
        </draw:custom-shape>
        <draw:frame draw:style-name="gr7" draw:text-style-name="P27" draw:layer="layout" svg:width="3.296cm" svg:height="0.675cm" svg:x="10.423cm" svg:y="5.003cm">
          <draw:text-box>
            <text:p text:style-name="P26"><text:span text:style-name="T17">1</text:span><text:span text:style-name="T17">1</text:span><text:span text:style-name="T17">4 </text:span><text:span text:style-name="T17">1</text:span><text:span text:style-name="T17">1</text:span><text:span text:style-name="T17">7 </text:span><text:span text:style-name="T17">1</text:span><text:span text:style-name="T17">1</text:span><text:span text:style-name="T17">8</text:span></text:p>
          </draw:text-box>
        </draw:frame>
        <draw:custom-shape draw:style-name="gr12" draw:text-style-name="P29" draw:layer="layout" svg:width="4.318cm" svg:height="2.667cm" svg:x="15.416cm" svg:y="2.808cm">
          <text:p text:style-name="P28"><text:span text:style-name="T18">M</text:span><text:span text:style-name="T18">a</text:span><text:span text:style-name="T18">st</text:span><text:span text:style-name="T18">er </text:span><text:span text:style-name="T18">D</text:span><text:span text:style-name="T18">o</text:span><text:span text:style-name="T18">c</text:span><text:span text:style-name="T18">s</text:span><text:span text:style-name="T18">et</text:span></text:p>
          <draw:enhanced-geometry svg:viewBox="0 0 21600 21600" draw:type="rectangle" draw:enhanced-path="M 0 0 L 21600 0 21600 21600 0 21600 0 0 Z N"/>
        </draw:custom-shape>
        <draw:frame draw:style-name="gr7" draw:text-style-name="P24" draw:layer="layout" svg:width="4.312cm" svg:height="1.947cm" svg:x="15.422cm" svg:y="2.809cm">
          <draw:text-box>
            <text:p><text:span text:style-name="T19">1</text:span><text:span text:style-name="T19">1</text:span><text:span text:style-name="T19">0</text:span><text:span text:style-name="T16"> </text:span><text:span text:style-name="T19">1</text:span><text:span text:style-name="T19">1</text:span><text:span text:style-name="T19">1</text:span><text:span text:style-name="T16"> </text:span><text:span text:style-name="T20">1</text:span><text:span text:style-name="T20">1</text:span><text:span text:style-name="T20">2</text:span><text:span text:style-name="T16"> </text:span><text:span text:style-name="T19">1</text:span><text:span text:style-name="T19">1</text:span><text:span text:style-name="T19">3</text:span></text:p>
            <text:p><text:span text:style-name="T16">1</text:span><text:span text:style-name="T16">1</text:span><text:span text:style-name="T16">4 </text:span><text:span text:style-name="T16">1</text:span><text:span text:style-name="T16">1</text:span><text:span text:style-name="T16">7 </text:span><text:span text:style-name="T16">1</text:span><text:span text:style-name="T16">1</text:span><text:span text:style-name="T16">8 </text:span><text:span text:style-name="T19">1</text:span><text:span text:style-name="T19">1</text:span><text:span text:style-name="T19">9</text:span></text:p>
            <text:p><text:span text:style-name="T21">1</text:span><text:span text:style-name="T21">2</text:span><text:span text:style-name="T21">0</text:span><text:span text:style-name="T16"> </text:span><text:span text:style-name="T21">1</text:span><text:span text:style-name="T21">2</text:span><text:span text:style-name="T21">1</text:span><text:span text:style-name="T16"> </text:span><text:span text:style-name="T21">1</text:span><text:span text:style-name="T21">2</text:span><text:span text:style-name="T21">4</text:span><text:span text:style-name="T16"> </text:span><text:span text:style-name="T21">1</text:span><text:span text:style-name="T21">2</text:span><text:span text:style-name="T21">5</text:span></text:p>
            <text:p><text:span text:style-name="T21">1</text:span><text:span text:style-name="T21">4</text:span><text:span text:style-name="T21">1</text:span><text:span text:style-name="T16"> </text:span><text:span text:style-name="T21">1</text:span><text:span text:style-name="T21">4</text:span><text:span text:style-name="T21">2</text:span></text:p>
          </draw:text-box>
        </draw:frame>
        <draw:custom-shape draw:style-name="gr13" draw:text-style-name="P23" draw:layer="layout" svg:width="4.318cm" svg:height="1.905cm" svg:x="1.254cm" svg:y="7.604cm">
          <text:p text:style-name="P23"><text:span text:style-name="T15">o</text:span><text:span text:style-name="T15">r</text:span><text:span text:style-name="T15">a</text:span><text:span text:style-name="T15">n</text:span><text:span text:style-name="T15">g</text:span><text:span text:style-name="T15">e</text:span></text:p>
          <draw:enhanced-geometry svg:viewBox="0 0 21600 21600" draw:type="rectangle" draw:enhanced-path="M 0 0 L 21600 0 21600 21600 0 21600 0 0 Z N"/>
        </draw:custom-shape>
        <draw:frame draw:style-name="gr7" draw:text-style-name="P24" draw:layer="layout" svg:width="4.312cm" svg:height="0.675cm" svg:x="1.26cm" svg:y="7.605cm">
          <draw:text-box>
            <text:p><text:span text:style-name="T16">1</text:span><text:span text:style-name="T16">1</text:span><text:span text:style-name="T16">0 </text:span><text:span text:style-name="T21">1</text:span><text:span text:style-name="T21">1</text:span><text:span text:style-name="T21">5</text:span><text:span text:style-name="T16"> </text:span><text:span text:style-name="T16">1</text:span><text:span text:style-name="T16">1</text:span><text:span text:style-name="T16">9 </text:span><text:span text:style-name="T16">1</text:span><text:span text:style-name="T16">2</text:span><text:span text:style-name="T16">5</text:span></text:p>
          </draw:text-box>
        </draw:frame>
        <draw:custom-shape draw:style-name="gr14" draw:text-style-name="P23" draw:layer="layout" svg:width="4.318cm" svg:height="1.905cm" svg:x="5.826cm" svg:y="7.604cm">
          <text:p text:style-name="P23"><text:span text:style-name="T15">b</text:span><text:span text:style-name="T15">a</text:span><text:span text:style-name="T15">l</text:span><text:span text:style-name="T15">l</text:span></text:p>
          <draw:enhanced-geometry svg:viewBox="0 0 21600 21600" draw:type="rectangle" draw:enhanced-path="M 0 0 L 21600 0 21600 21600 0 21600 0 0 Z N"/>
        </draw:custom-shape>
        <draw:frame draw:style-name="gr7" draw:text-style-name="P24" draw:layer="layout" svg:width="4.312cm" svg:height="1.099cm" svg:x="5.832cm" svg:y="7.605cm">
          <draw:text-box>
            <text:p><text:span text:style-name="T16">110 119 </text:span><text:span text:style-name="T21">120</text:span><text:span text:style-name="T16"> </text:span><text:span text:style-name="T21">121</text:span></text:p>
            <text:p><text:span text:style-name="T21">124</text:span><text:span text:style-name="T16"> 125 </text:span><text:span text:style-name="T21">141</text:span><text:span text:style-name="T16"> </text:span><text:span text:style-name="T21">142</text:span></text:p>
          </draw:text-box>
        </draw:frame>
        <draw:line draw:style-name="gr4" draw:text-style-name="P7" draw:layer="layout" svg:x1="15.416cm" svg:y1="4.275cm" svg:x2="12.622cm" svg:y2="4.275cm">
          <text:p/>
        </draw:line>
        <draw:line draw:style-name="gr4" draw:text-style-name="P7" draw:layer="layout" svg:x1="12.668cm" svg:y1="3.821cm" svg:x2="12.668cm" svg:y2="5.091cm">
          <text:p/>
        </draw:line>
        <draw:custom-shape draw:style-name="gr15" draw:text-style-name="P25" draw:layer="layout" svg:width="4.318cm" svg:height="1.905cm" svg:x="3.54cm" svg:y="10.571cm">
          <text:p text:style-name="P23"><text:span text:style-name="T15">orange ball</text:span></text:p>
          <draw:enhanced-geometry svg:viewBox="0 0 21600 21600" draw:type="rectangle" draw:enhanced-path="M 0 0 L 21600 0 21600 21600 0 21600 0 0 Z N"/>
        </draw:custom-shape>
        <draw:frame draw:style-name="gr7" draw:text-style-name="P27" draw:layer="layout" svg:width="3.296cm" svg:height="0.675cm" svg:x="3.546cm" svg:y="10.572cm">
          <draw:text-box>
            <text:p text:style-name="P26"><text:span text:style-name="T17">110 119 125</text:span></text:p>
          </draw:text-box>
        </draw:frame>
        <draw:line draw:style-name="gr4" draw:text-style-name="P7" draw:layer="layout" svg:x1="3.286cm" svg:y1="9.509cm" svg:x2="5.699cm" svg:y2="10.525cm">
          <text:p/>
        </draw:line>
        <draw:line draw:style-name="gr4" draw:text-style-name="P7" draw:layer="layout" svg:x1="7.985cm" svg:y1="9.509cm" svg:x2="5.699cm" svg:y2="10.525cm">
          <text:p/>
        </draw:line>
        <draw:line draw:style-name="gr4" draw:text-style-name="P7" draw:layer="layout" svg:x1="7.858cm" svg:y1="11.414cm" svg:x2="15.224cm" svg:y2="11.414cm">
          <text:p/>
        </draw:line>
        <draw:line draw:style-name="gr4" draw:text-style-name="P7" draw:layer="layout" svg:x1="12.557cm" svg:y1="6.461cm" svg:x2="12.557cm" svg:y2="11.414cm">
          <text:p/>
        </draw:line>
        <draw:custom-shape draw:style-name="gr16" draw:text-style-name="P31" draw:layer="layout" svg:width="4.318cm" svg:height="1.905cm" svg:x="15.251cm" svg:y="10.652cm">
          <text:p text:style-name="P30"><text:span text:style-name="T22">!dark|[orange ball]</text:span></text:p>
          <draw:enhanced-geometry svg:viewBox="0 0 21600 21600" draw:type="rectangle" draw:enhanced-path="M 0 0 L 21600 0 21600 21600 0 21600 0 0 Z N"/>
        </draw:custom-shape>
        <draw:frame draw:style-name="gr7" draw:text-style-name="P24" draw:layer="layout" svg:width="4.312cm" svg:height="1.099cm" svg:x="15.257cm" svg:y="10.653cm">
          <draw:text-box>
            <text:p><text:span text:style-name="T16">110 114 117 118</text:span></text:p>
            <text:p><text:span text:style-name="T16">119 125</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Mono PS" svg:font-family="'Nimbus Mono PS'" style:font-pitch="fixed"/>
    <style:font-face style:name="FreeMono" svg:font-family="Free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1cm" fo:page-height="14.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11T16:06:06.791909931</meta:creation-date>
    <dc:date>2019-03-11T17:32:46.117609579</dc:date>
    <meta:editing-duration>PT12M8S</meta:editing-duration>
    <meta:editing-cycles>2</meta:editing-cycles>
    <meta:generator>LibreOffice/6.1.5.2$Linux_X86_64 LibreOffice_project/10$Build-2</meta:generator>
    <meta:document-statistic meta:object-count="81"/>
  </office:meta>
</office:document-meta>
</file>